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9cm"/>
    </style:style>
    <style:style style:name="co2" style:family="table-column">
      <style:table-column-properties fo:break-before="auto" style:column-width="20.426cm"/>
    </style:style>
    <style:style style:name="co3" style:family="table-column">
      <style:table-column-properties fo:break-before="auto" style:column-width="20.278cm"/>
    </style:style>
    <style:style style:name="co4" style:family="table-column">
      <style:table-column-properties fo:break-before="auto" style:column-width="16.521cm"/>
    </style:style>
    <style:style style:name="co5" style:family="table-column">
      <style:table-column-properties fo:break-before="auto" style:column-width="12.211cm"/>
    </style:style>
    <style:style style:name="co6" style:family="table-column">
      <style:table-column-properties fo:break-before="auto" style:column-width="11.49cm"/>
    </style:style>
    <style:style style:name="co7" style:family="table-column">
      <style:table-column-properties fo:break-before="auto" style:column-width="6.863cm"/>
    </style:style>
    <style:style style:name="co8" style:family="table-column">
      <style:table-column-properties fo:break-before="auto" style:column-width="7.86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5.0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es/page001.html</text:p>
          </table:table-cell>
          <table:table-cell office:value-type="string" calcext:value-type="string">
            <text:p><text:s/>Proposta de valor da nuvem AW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ges/page002.html</text:p>
          </table:table-cell>
          <table:table-cell office:value-type="string" calcext:value-type="string">
            <text:p><text:s/>Compreensão dos aspectos econômicos do dimensionamento (por exemplo</text:p>
          </table:table-cell>
          <table:table-cell office:value-type="string" calcext:value-type="string">
            <text:p><text:s/>economia de custos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ges/page003.html</text:p>
          </table:table-cell>
          <table:table-cell office:value-type="string" calcext:value-type="string">
            <text:p><text:s/>Compreensão dos benefícios da infraestrutura global (por exemplo</text:p>
          </table:table-cell>
          <table:table-cell office:value-type="string" calcext:value-type="string">
            <text:p><text:s/>velocidade de implantação</text:p>
          </table:table-cell>
          <table:table-cell office:value-type="string" calcext:value-type="string">
            <text:p><text:s/>alcance global)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s vantagens da alta disponibilidade</text:p>
          </table:table-cell>
          <table:table-cell office:value-type="string" calcext:value-type="string">
            <text:p><text:s/>da elasticidade e da agilidad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Well-Architected Framework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pilares do Well-Architected Framework (por exemplo</text:p>
          </table:table-cell>
          <table:table-cell office:value-type="string" calcext:value-type="string">
            <text:p><text:s/>excelência operacional</text:p>
          </table:table-cell>
          <table:table-cell office:value-type="string" calcext:value-type="string">
            <text:p><text:s/>segurança</text:p>
          </table:table-cell>
          <table:table-cell office:value-type="string" calcext:value-type="string">
            <text:p><text:s/>confiabilidade</text:p>
          </table:table-cell>
          <table:table-cell office:value-type="string" calcext:value-type="string">
            <text:p><text:s/>eficiência de desempenho</text:p>
          </table:table-cell>
          <table:table-cell office:value-type="string" calcext:value-type="string">
            <text:p><text:s/>otimização de custos e sustentabilidade)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diferenças entre os pilares do Well-Architected Framework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stratégias de adoção da nuvem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ursos para apoiar a jornada de migração para a nuvem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benefícios do AWS Cloud Adoption Framework (AWS CAF) (por exemplo</text:p>
          </table:table-cell>
          <table:table-cell office:value-type="string" calcext:value-type="string">
            <text:p><text:s/>redução do risco comercial</text:p>
          </table:table-cell>
          <table:table-cell office:value-type="string" calcext:value-type="string">
            <text:p><text:s/>melhoria do desempenho em ESG [ambiental</text:p>
          </table:table-cell>
          <table:table-cell office:value-type="string" calcext:value-type="string">
            <text:p><text:s/>social e de governança]</text:p>
          </table:table-cell>
          <table:table-cell office:value-type="string" calcext:value-type="string">
            <text:p><text:s/>aumento da receita e aumento da eficiência operacional)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estratégias de migração adequadas (por exemplo</text:p>
          </table:table-cell>
          <table:table-cell office:value-type="string" calcext:value-type="string">
            <text:p><text:s/>replicação de banco de dados e uso do AWS Snowball)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spectos econômicos da nuvem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conomia de custos da migração para a nuvem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 função dos custos fixos em comparação com os custos variáveis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custos associados a ambientes on-premise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s diferenças entre as estratégias de licenciamento (por exemplo</text:p>
          </table:table-cell>
          <table:table-cell office:value-type="string" calcext:value-type="string">
            <text:p><text:s/>o modelo Bring-Your-Own-License [BYOL] comparado com as licenças incluídas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 conceito de dimensionamento correto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benefícios da automação (por exemplo</text:p>
          </table:table-cell>
          <table:table-cell office:value-type="string" calcext:value-type="string">
            <text:p><text:s/>gerenciamento de provisionamento e de configuração com o AWS CloudFormation)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serviços gerenciados pela AWS (por exemplo</text:p>
          </table:table-cell>
          <table:table-cell office:value-type="string" calcext:value-type="string">
            <text:p><text:s/>Amazon RDS</text:p>
          </table:table-cell>
          <table:table-cell office:value-type="string" calcext:value-type="string">
            <text:p><text:s/>Amazon Elastic Container Service [Amazon ECS]</text:p>
          </table:table-cell>
          <table:table-cell office:value-type="string" calcext:value-type="string">
            <text:p><text:s/>Amazon Elastic Kubernetes Service [Amazon EKS] e Amazon DynamoDB)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Modelo de responsabilidade compartilhada da AWS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os componentes do Modelo de responsabilidade compartilhada da AWS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as responsabilidades do cliente na AWS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as responsabilidades da AWS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as responsabilidades que o cliente e a AWS compartilham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e como as responsabilidades da AWS e as responsabilidades do cliente podem mudar</text:p>
          </table:table-cell>
          <table:table-cell office:value-type="string" calcext:value-type="string">
            <text:p><text:s/>de acordo com o serviço usado (por exemplo</text:p>
          </table:table-cell>
          <table:table-cell office:value-type="string" calcext:value-type="string">
            <text:p><text:s/>Amazon RDS</text:p>
          </table:table-cell>
          <table:table-cell office:value-type="string" calcext:value-type="string">
            <text:p><text:s/>AWS Lambda</text:p>
          </table:table-cell>
          <table:table-cell office:value-type="string" calcext:value-type="string">
            <text:p><text:s/>Amazon EC2)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nceitos de conformidade e de governança da AWS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Benefícios da segurança da nuvem (por exemplo</text:p>
          </table:table-cell>
          <table:table-cell office:value-type="string" calcext:value-type="string">
            <text:p><text:s/>criptografia)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Onde capturar e localizar logs associados à segurança da nuvem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onde encontrar informações sobre conformidade da AWS (por exemplo</text:p>
          </table:table-cell>
          <table:table-cell office:value-type="string" calcext:value-type="string">
            <text:p><text:s/>AWS Artifact)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s necessidades de conformidade entre localizações geográficas ou setores (por exemplo</text:p>
          </table:table-cell>
          <table:table-cell office:value-type="string" calcext:value-type="string">
            <text:p><text:s/>conformidade da AWS)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e como os clientes podem proteger recursos na AWS (por exemplo</text:p>
          </table:table-cell>
          <table:table-cell office:value-type="string" calcext:value-type="string">
            <text:p><text:s/>Amazon Inspector</text:p>
          </table:table-cell>
          <table:table-cell office:value-type="string" calcext:value-type="string">
            <text:p><text:s/>AWS Security Hub</text:p>
          </table:table-cell>
          <table:table-cell office:value-type="string" calcext:value-type="string">
            <text:p><text:s/>Amazon GuardDuty</text:p>
          </table:table-cell>
          <table:table-cell office:value-type="string" calcext:value-type="string">
            <text:p><text:s/>AWS Shield)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diferentes opções de criptografia (por exemplo</text:p>
          </table:table-cell>
          <table:table-cell office:value-type="string" calcext:value-type="string">
            <text:p><text:s/>criptografia em trânsito e criptografia em repouso)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os serviços que auxiliam na governança e na conformidade (por exemplo</text:p>
          </table:table-cell>
          <table:table-cell office:value-type="string" calcext:value-type="string">
            <text:p><text:s/>monitoramento com o Amazon CloudWatch</text:p>
          </table:table-cell>
          <table:table-cell office:value-type="string" calcext:value-type="string">
            <text:p><text:s/>auditoria com o AWS CloudTrail</text:p>
          </table:table-cell>
          <table:table-cell office:value-type="string" calcext:value-type="string">
            <text:p><text:s/>AWS Audit Manager e AWS Config</text:p>
          </table:table-cell>
          <table:table-cell office:value-type="string" calcext:value-type="string">
            <text:p><text:s/>e relatórios de acesso)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e que os requisitos de conformidade variam entre os serviços da AWS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Gerenciamento de identidade e de acesso (por exemplo</text:p>
          </table:table-cell>
          <table:table-cell office:value-type="string" calcext:value-type="string">
            <text:p><text:s/>AWS Identity and Access Management [IAM])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mportância de proteger a conta de usuário-raiz da AWS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Princípio de menor privilégio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AM Identity Center (AWS Single Sign-On)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s chaves de acesso</text:p>
          </table:table-cell>
          <table:table-cell office:value-type="string" calcext:value-type="string">
            <text:p><text:s/>das políticas de senha e do armazenamento de credenciais (por exemplo</text:p>
          </table:table-cell>
          <table:table-cell office:value-type="string" calcext:value-type="string">
            <text:p><text:s/>AWS Secrets Manager e AWS Systems Manager)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métodos de autenticação na AWS (por exemplo</text:p>
          </table:table-cell>
          <table:table-cell office:value-type="string" calcext:value-type="string">
            <text:p><text:s/>autenticação com multifator [MFA]</text:p>
          </table:table-cell>
          <table:table-cell office:value-type="string" calcext:value-type="string">
            <text:p><text:s/>IAM Identity Center e perfis do IAM entre contas)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finição de grupos</text:p>
          </table:table-cell>
          <table:table-cell office:value-type="string" calcext:value-type="string">
            <text:p><text:s/>usuários</text:p>
          </table:table-cell>
          <table:table-cell office:value-type="string" calcext:value-type="string">
            <text:p><text:s/>políticas personalizadas e políticas gerenciadas em conformidade com o princípio de menor privilégio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tarefas que somente o usuário-raiz da conta pode realizar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e quais métodos podem proteger o usuário-raiz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tipos de gerenciamento de identidade (por exemplo</text:p>
          </table:table-cell>
          <table:table-cell office:value-type="string" calcext:value-type="string">
            <text:p><text:s/>federado)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ursos de segurança que a AWS fornec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ocumentação relacionada à segurança que a AWS fornec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os recursos e dos serviços de segurança da AWS (por exemplo</text:p>
          </table:table-cell>
          <table:table-cell office:value-type="string" calcext:value-type="string">
            <text:p><text:s/>grupos de segurança</text:p>
          </table:table-cell>
          <table:table-cell office:value-type="string" calcext:value-type="string">
            <text:p><text:s/>ACLs de rede e AWS WAF)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e que há produtos de segurança de terceiros disponíveis no AWS Marketplac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onde as informações de segurança da AWS estão disponíveis (por exemplo</text:p>
          </table:table-cell>
          <table:table-cell office:value-type="string" calcext:value-type="string">
            <text:p><text:s/>AWS Knowledge Center</text:p>
          </table:table-cell>
          <table:table-cell office:value-type="string" calcext:value-type="string">
            <text:p><text:s/>AWS Security Center e blog de segurança da AWS)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 uso dos serviços da AWS para identificar problemas de segurança (por exemplo</text:p>
          </table:table-cell>
          <table:table-cell office:value-type="string" calcext:value-type="string">
            <text:p><text:s/>o AWS Trusted Advisor)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iferentes formas de provisionamento e de operação na nuvem AWS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iferentes formas de acessar os serviços da AWS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Tipos de modelos de implantação na nuvem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Opções de conectividad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cisão entre opções</text:p>
          </table:table-cell>
          <table:table-cell office:value-type="string" calcext:value-type="string">
            <text:p><text:s/>como acesso programático (por exemplo</text:p>
          </table:table-cell>
          <table:table-cell office:value-type="string" calcext:value-type="string">
            <text:p><text:s/>APIs</text:p>
          </table:table-cell>
          <table:table-cell office:value-type="string" calcext:value-type="string">
            <text:p><text:s/>SDKs e CLI)</text:p>
          </table:table-cell>
          <table:table-cell office:value-type="string" calcext:value-type="string">
            <text:p><text:s/>console de gerenciamento da AWS e infraestrutura como código (IaC)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valiação dos requisitos para determinar se deve usar operações únicas ou processos repetíveis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diferentes modelos de implantação (por exemplo</text:p>
          </table:table-cell>
          <table:table-cell office:value-type="string" calcext:value-type="string">
            <text:p><text:s/>nuvem</text:p>
          </table:table-cell>
          <table:table-cell office:value-type="string" calcext:value-type="string">
            <text:p><text:s/>híbrido e on-premises)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opções de conectividade (por exemplo</text:p>
          </table:table-cell>
          <table:table-cell office:value-type="string" calcext:value-type="string">
            <text:p><text:s/>AWS VPN</text:p>
          </table:table-cell>
          <table:table-cell office:value-type="string" calcext:value-type="string">
            <text:p><text:s/>AWS Direct Connect e Internet pública)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giões AWS</text:p>
          </table:table-cell>
          <table:table-cell office:value-type="string" calcext:value-type="string">
            <text:p><text:s/>Zonas de Disponibilidade e locais de borda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lta disponibilidad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Uso de várias Regiões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Benefícios dos locais de borda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Zonas do AWS Wavelength e Zonas Locais da AWS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a relação entre Regiões</text:p>
          </table:table-cell>
          <table:table-cell office:value-type="string" calcext:value-type="string">
            <text:p><text:s/>Zonas de Disponibilidade e locais de borda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e como alcançar alta disponibilidade usando várias Zonas de Disponibilidad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e que as Zonas de Disponibilidade não compartilham pontos únicos de falha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e quando usar várias Regiões (por exemplo</text:p>
          </table:table-cell>
          <table:table-cell office:value-type="string" calcext:value-type="string">
            <text:p><text:s/>recuperação de desastres</text:p>
          </table:table-cell>
          <table:table-cell office:value-type="string" calcext:value-type="string">
            <text:p><text:s/>continuidade de negócio</text:p>
          </table:table-cell>
          <table:table-cell office:value-type="string" calcext:value-type="string">
            <text:p><text:s/>baixa latência para usuários finais e soberania de dados)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geral dos benefícios dos locais de borda (por exemplo</text:p>
          </table:table-cell>
          <table:table-cell office:value-type="string" calcext:value-type="string">
            <text:p><text:s/>Amazon CloudFront e AWS Global Accelerator)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computacionais da AWS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o uso adequado dos diferentes tipos de instâncias do EC2 (por exemplo</text:p>
          </table:table-cell>
          <table:table-cell office:value-type="string" calcext:value-type="string">
            <text:p><text:s/>otimizada para computação e otimizada para armazenamento)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o uso adequado de diferentes opções de contêiner (por exemplo</text:p>
          </table:table-cell>
          <table:table-cell office:value-type="string" calcext:value-type="string">
            <text:p><text:s/>Amazon ECS e Amazon EKS)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o uso adequado de diferentes opções de computação sem servidor (por exemplo</text:p>
          </table:table-cell>
          <table:table-cell office:value-type="string" calcext:value-type="string">
            <text:p><text:s/>AWS Fargate e Lambda)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e que o auto scaling proporciona elasticidad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finalidades dos balanceadores de carga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banco de dados da AWS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Migração de banco de dados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cisão de quando usar bancos de dados hospedados no EC2 ou bancos de dados gerenciados pela AWS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bancos de dados relacionais (por exemplo</text:p>
          </table:table-cell>
          <table:table-cell office:value-type="string" calcext:value-type="string">
            <text:p><text:s/>Amazon RDS e Amazon Aurora)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bancos de dados NoSQL (por exemplo</text:p>
          </table:table-cell>
          <table:table-cell office:value-type="string" calcext:value-type="string">
            <text:p><text:s/>DynamoDB)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bancos de dados baseados em memória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ferramentas de migração de banco de dados (por exemplo</text:p>
          </table:table-cell>
          <table:table-cell office:value-type="string" calcext:value-type="string">
            <text:p><text:s/>AWS Database Migration Service [AWS DMS] e AWS Schema Conversion Tool [AWS SCT])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rede da AWS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componentes de uma VPC (por exemplo</text:p>
          </table:table-cell>
          <table:table-cell office:value-type="string" calcext:value-type="string">
            <text:p><text:s/>sub-redes e gateways)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 segurança em uma VPC (por exemplo</text:p>
          </table:table-cell>
          <table:table-cell office:value-type="string" calcext:value-type="string">
            <text:p><text:s/>ACLs de rede e grupos de segurança)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 finalidade do Amazon Route 5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serviços de borda (por exemplo</text:p>
          </table:table-cell>
          <table:table-cell office:value-type="string" calcext:value-type="string">
            <text:p><text:s/>CloudFront e Global Accelerator)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opções de conectividade de rede com a AWS (por exemplo</text:p>
          </table:table-cell>
          <table:table-cell office:value-type="string" calcext:value-type="string">
            <text:p><text:s/>AWS VPN e Direct Connect)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armazenamento da AWS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usos do armazenamento de objetos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nhecimento das diferenças nas storage classes do Amazon S3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soluções de armazenamento em bloco (por exemplo</text:p>
          </table:table-cell>
          <table:table-cell office:value-type="string" calcext:value-type="string">
            <text:p><text:s/>Amazon Elastic Block Store [Amazon EBS] e armazenamento de instância)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serviços de arquivos (por exemplo</text:p>
          </table:table-cell>
          <table:table-cell office:value-type="string" calcext:value-type="string">
            <text:p><text:s/>Amazon Elastic File System [Amazon EFS] e Amazon FSx)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e sistemas de arquivos em cache (por exemplo</text:p>
          </table:table-cell>
          <table:table-cell office:value-type="string" calcext:value-type="string">
            <text:p><text:s/>AWS Storage Gateway)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casos de uso das políticas de ciclo de vida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casos de uso do AWS Backup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IA/de ML da AWS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analytics da AWS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diferentes serviços de IA/de ML e das tarefas que eles realizam (por exemplo</text:p>
          </table:table-cell>
          <table:table-cell office:value-type="string" calcext:value-type="string">
            <text:p><text:s/>Amazon SageMaker</text:p>
          </table:table-cell>
          <table:table-cell office:value-type="string" calcext:value-type="string">
            <text:p><text:s/>Amazon Lex e Amazon Kendra)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serviços de data analytics (por exemplo</text:p>
          </table:table-cell>
          <table:table-cell office:value-type="string" calcext:value-type="string">
            <text:p><text:s/>Amazon Athena</text:p>
          </table:table-cell>
          <table:table-cell office:value-type="string" calcext:value-type="string">
            <text:p><text:s/>Amazon Kinesis</text:p>
          </table:table-cell>
          <table:table-cell office:value-type="string" calcext:value-type="string">
            <text:p><text:s/>AWS Glue e Amazon QuickSight)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integração de aplicativos do Amazon EventBridge</text:p>
          </table:table-cell>
          <table:table-cell office:value-type="string" calcext:value-type="string">
            <text:p><text:s/>Amazon Simple Notification Service (Amazon SNS) e Amazon Simple Queue Service (Amazon SQS)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aplicativos de negócios do Amazon Connect e do Amazon Simple Email Service (Amazon SES)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interação com os clientes do AWS Activate para startups</text:p>
          </table:table-cell>
          <table:table-cell office:value-type="string" calcext:value-type="string">
            <text:p><text:s/>AWS IQ</text:p>
          </table:table-cell>
          <table:table-cell office:value-type="string" calcext:value-type="string">
            <text:p><text:s/>AWS Managed Services (AMS) e AWS Support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e recursos de ferramentas do desenvolvedor do AWS AppConfig</text:p>
          </table:table-cell>
          <table:table-cell office:value-type="string" calcext:value-type="string">
            <text:p><text:s/>AWS Cloud9</text:p>
          </table:table-cell>
          <table:table-cell office:value-type="string" calcext:value-type="string">
            <text:p><text:s/>AWS CloudShell</text:p>
          </table:table-cell>
          <table:table-cell office:value-type="string" calcext:value-type="string">
            <text:p><text:s/>AWS CodeArtifact</text:p>
          </table:table-cell>
          <table:table-cell office:value-type="string" calcext:value-type="string">
            <text:p><text:s/>AWS CodeBuild</text:p>
          </table:table-cell>
          <table:table-cell office:value-type="string" calcext:value-type="string">
            <text:p><text:s/>AWS CodeCommit</text:p>
          </table:table-cell>
          <table:table-cell office:value-type="string" calcext:value-type="string">
            <text:p><text:s/>AWS CodeDeploy</text:p>
          </table:table-cell>
          <table:table-cell office:value-type="string" calcext:value-type="string">
            <text:p><text:s/>AWS CodePipeline</text:p>
          </table:table-cell>
          <table:table-cell office:value-type="string" calcext:value-type="string">
            <text:p><text:s/>AWS CodeStar e AWS X-Ra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computação para usuários finais do Amazon AppStream 2.0</text:p>
          </table:table-cell>
          <table:table-cell office:value-type="string" calcext:value-type="string">
            <text:p><text:s/>do Amazon WorkSpaces e do Amazon WorkSpaces Web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front-end para web e dispositivos móveis do AWS Amplify e AWS AppSync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IoT do AWS IoT Core e do AWS IoT Greengrass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scolha do serviço adequado para entregar mensagens e enviar alertas e notificações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scolha do serviço adequado para atender às necessidades de aplicativos de negócios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scolha do serviço adequado para oferecer suporte aos clientes da AWS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Escolha da opção adequada para oferecer suporte comercial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ferramentas para desenvolver</text:p>
          </table:table-cell>
          <table:table-cell office:value-type="string" calcext:value-type="string">
            <text:p><text:s/>implantar e solucionar problemas de aplicativos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serviços que podem apresentar a saída de máquinas virtuais (VMs) nas máquinas de usuários finais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serviços que podem criar e implantar serviços de front-end e dispositivos móveis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serviços que gerenciam dispositivos de IoT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Opções de compra de computação (por exemplo</text:p>
          </table:table-cell>
          <table:table-cell office:value-type="string" calcext:value-type="string">
            <text:p><text:s/>instâncias sob demanda</text:p>
          </table:table-cell>
          <table:table-cell office:value-type="string" calcext:value-type="string">
            <text:p><text:s/>instâncias reservadas</text:p>
          </table:table-cell>
          <table:table-cell office:value-type="string" calcext:value-type="string">
            <text:p><text:s/>Spot Instances</text:p>
          </table:table-cell>
          <table:table-cell office:value-type="string" calcext:value-type="string">
            <text:p><text:s/>Savings Plans</text:p>
          </table:table-cell>
          <table:table-cell office:value-type="string" calcext:value-type="string">
            <text:p><text:s/>hosts dedicados</text:p>
          </table:table-cell>
          <table:table-cell office:value-type="string" calcext:value-type="string">
            <text:p><text:s/>instâncias dedicadas e reserva de capacidade)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branças de transferência de dados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Opções e níveis de armazenamento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e comparação de quando usar várias opções de compra de computação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a flexibilidade das instâncias reservadas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Descrição do comportamento das instâncias reservadas no AWS Organizations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custos de transferência de dados recebidos e dos custos de transferência de dados enviados (por exemplo</text:p>
          </table:table-cell>
          <table:table-cell office:value-type="string" calcext:value-type="string">
            <text:p><text:s/>de uma Região para outra Região ou dentro da mesma Região)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s diferentes opções de preços das várias opções e dos vários níveis de armazenamento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uporte e informações sobre cobrança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nformações sobre preços dos serviços da AWS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Organizations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Tags de alocação de custos da AWS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usos e dos recursos adequados do AWS Budgets</text:p>
          </table:table-cell>
          <table:table-cell office:value-type="string" calcext:value-type="string">
            <text:p><text:s/>AWS Cost Explorer e AWS Billing Conductor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usos e dos recursos adequados da AWS Pricing Calculator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 cobrança consolidada e da alocação de custos do AWS Organizations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os vários tipos de tags de alocação de custos e a respectiva relação com relatórios de cobrança (por exemplo</text:p>
          </table:table-cell>
          <table:table-cell office:value-type="string" calcext:value-type="string">
            <text:p><text:s/>AWS relatório de uso e custo)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ursos e documentação disponíveis nos sites oficiais da AWS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Planos do AWS Support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Função da Rede de Parceiros da AWS</text:p>
          </table:table-cell>
          <table:table-cell office:value-type="string" calcext:value-type="string">
            <text:p><text:s/>incluindo provedores independentes de software e integradores de sistemas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upport Center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Localização de whitepapers</text:p>
          </table:table-cell>
          <table:table-cell office:value-type="string" calcext:value-type="string">
            <text:p><text:s/>blogs e documentação da AWS em sites oficiais da AWS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e localização de recursos técnicos da AWS (por exemplo</text:p>
          </table:table-cell>
          <table:table-cell office:value-type="string" calcext:value-type="string">
            <text:p><text:s/>recomendações da AWS</text:p>
          </table:table-cell>
          <table:table-cell office:value-type="string" calcext:value-type="string">
            <text:p><text:s/>AWS Knowledge Center e AWS re:Post)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opções do AWS Support para clientes da AWS (por exemplo</text:p>
          </table:table-cell>
          <table:table-cell office:value-type="string" calcext:value-type="string">
            <text:p><text:s/>atendimento ao cliente e comunidades</text:p>
          </table:table-cell>
          <table:table-cell office:value-type="string" calcext:value-type="string">
            <text:p><text:s/>AWS Developer Support</text:p>
          </table:table-cell>
          <table:table-cell office:value-type="string" calcext:value-type="string">
            <text:p><text:s/>AWS Business Support</text:p>
          </table:table-cell>
          <table:table-cell office:value-type="string" calcext:value-type="string">
            <text:p><text:s/>AWS Enterprise On-Ramp Support e AWS Enterprise Support)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 função do Trusted Advisor</text:p>
          </table:table-cell>
          <table:table-cell office:value-type="string" calcext:value-type="string">
            <text:p><text:s/>do AWS Health Dashboard e da API do AWS Health para ajudar a gerenciar e monitorar ambientes para otimização de custos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 função da equipe de confiança e segurança da AWS para denunciar qualquer abuso dos recursos da AWS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reensão da função dos AWS Partners (por exemplo</text:p>
          </table:table-cell>
          <table:table-cell office:value-type="string" calcext:value-type="string">
            <text:p><text:s/>AWS Marketplace</text:p>
          </table:table-cell>
          <table:table-cell office:value-type="string" calcext:value-type="string">
            <text:p><text:s/>provedores independentes de software e integradores de sistemas)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benefícios de ser um AWS Partner (por exemplo</text:p>
          </table:table-cell>
          <table:table-cell office:value-type="string" calcext:value-type="string">
            <text:p><text:s/>treinamento e certificação de parceiros</text:p>
          </table:table-cell>
          <table:table-cell office:value-type="string" calcext:value-type="string">
            <text:p><text:s/>eventos de parceiros e descontos por volume de parceiros)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os principais serviços que o AWS Marketplace oferece (por exemplo</text:p>
          </table:table-cell>
          <table:table-cell office:value-type="string" calcext:value-type="string">
            <text:p><text:s/>gerenciamento de custos</text:p>
          </table:table-cell>
          <table:table-cell office:value-type="string" calcext:value-type="string">
            <text:p><text:s/>governança e atribuição de direitos)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dentificação das opções de assistência técnica disponíveis na AWS (por exemplo</text:p>
          </table:table-cell>
          <table:table-cell office:value-type="string" calcext:value-type="string">
            <text:p><text:s/>AWS Professional Services e solutions architects da AWS)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PIs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Benefícios da migração para a nuvem AWS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 Adoption Framework (AWS CAF)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nformidade da AWS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mputação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Gerenciamento de custos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Bancos de dados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Tipos de instância do Amazon EC2 (por exemplo</text:p>
          </table:table-cell>
          <table:table-cell office:value-type="string" calcext:value-type="string">
            <text:p><text:s/>reservada</text:p>
          </table:table-cell>
          <table:table-cell office:value-type="string" calcext:value-type="string">
            <text:p><text:s/>sob demanda e spot)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nfraestrutura global da AWS (por exemplo</text:p>
          </table:table-cell>
          <table:table-cell office:value-type="string" calcext:value-type="string">
            <text:p><text:s/>Regiões AWS e Zonas de Disponibilidade)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Infraestrutura como código (IaC)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Knowledge Center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Machine learning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Gerenciamento e governança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Migração e transferência de dados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rviços de red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de de Parceiros da AWS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Recomendações da AWS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Pricing Calculator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Professional Services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re:Post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DKs da AWS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egurança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Blog de segurança da AWS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ecurity Center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Modelo de responsabilidade compartilhada da AWS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Solutions architects da AWS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rmazenamento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upport Center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Planos do AWS Support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Well-Architected Framework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ges/page174.html</text:p>
          </table:table-cell>
          <table:table-cell office:value-type="string" calcext:value-type="string">
            <text:p><text:s/>Amazon Athena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Data Exchang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MR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Gl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Kinesis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Managed Streaming for Apache Kafka (Amazon MSK)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OpenSearch Servic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QuickSight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Redshift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ventBridg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imple Notification Service (Amazon SNS)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imple Queue Service (Amazon SQS)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tep Functions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Connect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imple Email Service (Amazon SES)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Billing Conductor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Budgets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relatório de uso e custo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st Explorer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Marketplac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Batch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C2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Elastic Beanstalk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Lightsail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Zonas Locais da AWS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Outposts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Wavelength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lastic Container Registry (Amazon ECR)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lastic Container Service (Amazon ECS)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lastic Kubernetes Service (Amazon EKS)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ctivate para startups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Q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Managed Services (AMS)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upport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Aurora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DynamoDB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MemoryDB para Redis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Neptun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RDS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ppConfig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I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9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Shell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Artifact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Build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Commit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Deploy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Pipelin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deStar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X-Ray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AppStream 2.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WorkSpaces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WorkSpaces Web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mplify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ppSync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Device Farm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oT Cor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oT Greengrass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Comprehend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Kendra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Lex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Polly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Rekognition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ageMaker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Textract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Transcrib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Translat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uto Scaling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Formation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Trail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CloudWatch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mpute Optimizer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nfig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ontrol Tower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Health Dashboard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Launch Wizard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License Manager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Console de gerenciamento da AWS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Organizations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Resource Groups e Tag Editor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ervice Catalog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ystems Manager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Trusted Advisor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Ferramenta do AWS Well-Architected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pplication Discovery Servic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pplication Migration Servic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Database Migration Service (AWS DMS)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Migration Hub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chema Conversion Tool (AWS SCT)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Família AWS Snow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Transfer Family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API Gateway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CloudFront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Direct Connect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Global Accelerator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Route 53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VPC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VPN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rtifact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Audit Manager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ertificate Manager (ACM)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CloudHSM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Cognito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Detectiv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Directory Servic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Firewall Manager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GuardDuty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dentity and Access Management (IAM)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IAM Identity Center (AWS Single Sign-On)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Inspector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Key Management Service (AWS KMS)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Maci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Network Firewall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Resource Access Manager (AWS RAM)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ecrets Manager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ecurity Hub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hield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WAF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Fargat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Lambda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Backup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lastic Block Store (Amazon EBS)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Elastic File System (Amazon EFS)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Elastic Disaster Recovery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FSx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3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mazon S3 Glacier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ttps://www.example.com</text:p>
          </table:table-cell>
          <table:table-cell office:value-type="string" calcext:value-type="string">
            <text:p><text:s/>AWS Storage Gateway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6T21:24:03.036000000</dc:date>
    <meta:editing-duration>PT9H5M4S</meta:editing-duration>
    <meta:editing-cycles>1</meta:editing-cycles>
    <meta:document-statistic meta:table-count="1" meta:cell-count="1024" meta:object-count="0"/>
    <meta:generator>LibreOffice/7.6.3.2$Windows_X86_64 LibreOffice_project/29d686fea9f6705b262d369fede658f824154cc0</meta:generator>
  </office:meta>
</office:document-meta>
</file>